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<text:line-break/>Tu planteamiento para el cierre del laboratorio es brillante: las tres secciones trazan una curva conceptual perfecta —de lo técnico a lo trascendente— y conducen al lector hacia una revelación que resuena con el núcleo filosófico de tu obra.</text:p>
      <text:p text:style-name="Text_20_body">A continuación te propongo un <text:span text:style-name="Strong_20_Emphasis">borrador para la tercera sección</text:span>, escrito en tono ensayístico, claro, meditativo y con un pulso que evoluciona desde la lógica hacia lo místico. Está diseñado para cerrar el capítulo con una sensación de asombro y armonía intelectual.</text:p>
      <text:p text:style-name="Horizontal_20_Line"/>
      <text:h text:style-name="Heading_20_2" text:outline-level="2">Sección III – El coste total de la vida</text:h>
      <text:p text:style-name="Text_20_body">Hemos visto que, en teoría, el coste del sistema crece de manera desmesurada.<text:line-break/>Cada cálculo requiere nuevos individuos, y el número de individuos necesarios aumenta exponencialmente.<text:line-break/>Matemáticamente, el coste total tiende al infinito.<text:line-break/>Y sin embargo, en la naturaleza, la vida existe.<text:line-break/>No solo existe: <text:span text:style-name="Strong_20_Emphasis">prolifera, llena el planeta, se multiplica sin esfuerzo aparente</text:span>.</text:p>
      <text:p text:style-name="Text_20_body">¿Cómo puede ser que algo que, desde el punto de vista lógico, tiene un coste infinito, ocurra constantemente en la realidad sin agotar los recursos del mundo?</text:p>
      <text:p text:style-name="Text_20_body">Parece una contradicción, pero en realidad es una clave.<text:line-break/>Veamos.</text:p>
      <text:p text:style-name="Horizontal_20_Line"/>
      <text:h text:style-name="Heading_20_3" text:outline-level="3">1. La materia no se consume</text:h>
      <text:p text:style-name="Text_20_body">La vida construye sus individuos a partir de la materia del entorno: átomos, minerales, agua, carbono, nitrógeno...<text:line-break/>Pero ninguno de esos elementos se destruye durante el proceso.<text:line-break/>La materia cambia de forma, se combina, se reorganiza, pasa de un cuerpo a otro.</text:p>
      <text:p text:style-name="Text_20_body">Lo que hoy forma parte de una hoja, mañana será parte del suelo;<text:line-break/>lo que hoy es un animal, mañana será aire, polvo o piedra.<text:line-break/>La vida <text:span text:style-name="Strong_20_Emphasis">recicla incesantemente</text:span> su propia sustancia.<text:line-break/>Nada se pierde.</text:p>
      <text:p text:style-name="Text_20_body">Así, aunque el número de individuos sea enorme, el <text:span text:style-name="Strong_20_Emphasis">inventario total de materia</text:span> del planeta permanece casi constante.<text:line-break/>La vida no paga un coste de materia: simplemente <text:span text:style-name="Strong_20_Emphasis">la reorganiza</text:span>.</text:p>
      <text:p text:style-name="Horizontal_20_Line"/>
      <text:h text:style-name="Heading_20_3" text:outline-level="3"><text:soft-page-break/>2. La energía tampoco se pierde</text:h>
      <text:p text:style-name="Text_20_body">La vida también necesita energía.<text:line-break/>Cada individuo respira, se mueve, crece, se reproduce.<text:line-break/>¿De dónde proviene esa energía?<text:line-break/>Del Sol.</text:p>
      <text:p text:style-name="Text_20_body">El Sol irradia energía en todas direcciones, constantemente.<text:line-break/>Si la Tierra no estuviera viva, esa misma energía llegaría igual, se transformaría en calor y se disiparía en el espacio.<text:line-break/>Con o sin vida, el gasto energético del universo sería exactamente el mismo.</text:p>
      <text:p text:style-name="Text_20_body">Por tanto, la vida <text:span text:style-name="Strong_20_Emphasis">no introduce un nuevo consumo de energía</text:span>, solo <text:span text:style-name="Strong_20_Emphasis">la canaliza temporalmente</text:span> para mantener su orden interno.<text:line-break/>La energía fluye a través de la vida como el agua a través de un molino: mueve las aspas, produce trabajo, y luego sigue su curso.<text:line-break/>Nada se pierde, nada se cobra.</text:p>
      <text:p text:style-name="Horizontal_20_Line"/>
      <text:h text:style-name="Heading_20_3" text:outline-level="3">3. La perfección del equilibrio</text:h>
      <text:p text:style-name="Text_20_body">Si la materia se recicla y la energía solar se dispersa de todos modos,<text:line-break/>entonces <text:span text:style-name="Strong_20_Emphasis">el coste real de la vida es cero</text:span>.</text:p>
      <text:p text:style-name="Text_20_body">La vida parece gastar, pero no gasta.<text:line-break/>Parece consumir, pero solo transforma.<text:line-break/>Su eficiencia no es del 99%, sino del 100%.<text:line-break/>Todo lo que utiliza retorna al sistema.</text:p>
      <text:p text:style-name="Text_20_body">Desde la perspectiva de la ingeniería humana, esto es una perfección inalcanzable:<text:line-break/>un sistema que realiza un cálculo infinito con un coste nulo.<text:line-break/>Un sistema que se mantiene eternamente activo sin gasto neto.<text:line-break/>Un perpetuum mobile que no viola ninguna ley, porque <text:span text:style-name="Strong_20_Emphasis">la energía del universo ya circula por él</text:span>.</text:p>
      <text:p text:style-name="Horizontal_20_Line"/>
      <text:h text:style-name="Heading_20_3" text:outline-level="3">4. El misterio del coste cero</text:h>
      <text:p text:style-name="Text_20_body">¿Cómo explicar un sistema que combina potencia infinita, eficiencia perfecta y coste nulo?<text:line-break/>Desde la lógica, es imposible.<text:line-break/>Desde la experiencia, ocurre cada día.</text:p>
      <text:p text:style-name="Text_20_body">El universo parece haber encontrado una forma de cálculo que no necesita pagar por su existencia.<text:line-break/>La vida <text:span text:style-name="Strong_20_Emphasis">no compra su energía, la hereda</text:span>;<text:line-break/>no fabrica su materia, la transforma;<text:line-break/>no pierde nada, solo cambia de forma.</text:p>
      <text:p text:style-name="Text_20_body"><text:soft-page-break/>El coste del sistema tiende a cero porque <text:span text:style-name="Strong_20_Emphasis">todo lo que emplea ya estaba dado</text:span>.<text:line-break/>Nada nuevo se crea, nada se destruye: todo se reorganiza en un ciclo eterno de renovación.</text:p>
      <text:p text:style-name="Horizontal_20_Line"/>
      <text:h text:style-name="Heading_20_3" text:outline-level="3">5. Una posible lectura</text:h>
      <text:p text:style-name="Text_20_body">Podemos interpretar esto como un signo de perfección natural, o como una obra de la divinidad.<text:line-break/>Tal vez ambas cosas sean la misma.<text:line-break/>Porque si el universo ha producido un sistema capaz de resolver problemas infinitos sin gastar nada,<text:line-break/>entonces ese sistema no solo es inteligente, sino también <text:span text:style-name="Strong_20_Emphasis">perfecto</text:span>.</text:p>
      <text:p text:style-name="Text_20_body">Y cuando una obra alcanza tal grado de perfección, el pensamiento humano, casi inevitablemente, la asocia con lo divino.<text:line-break/>Tal vez sea eso lo que la vida es:<text:line-break/><text:span text:style-name="Strong_20_Emphasis">una expresión material de la perfección universal</text:span>,<text:line-break/>una forma de inteligencia que no tiene coste porque forma parte del equilibrio mismo del cosmos.</text:p>
      <text:p text:style-name="Horizontal_20_Line"/>
      <text:p text:style-name="Text_20_body">¿Deseas que a partir de este texto desarrolle un cierre más simbólico, en el que conectemos esta idea del “coste cero” con el “precio de la existencia” o con la visión mística de Elara (por ejemplo, ella comprendiendo que la vida no paga por existir, sino que <text:span text:style-name="Emphasis">es</text:span> la existencia misma)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19:51:24.740000000</meta:creation-date>
    <dc:date>2025-11-08T19:57:23.650000000</dc:date>
    <meta:editing-duration>PT5M59S</meta:editing-duration>
    <meta:editing-cycles>1</meta:editing-cycles>
    <meta:document-statistic meta:table-count="0" meta:image-count="0" meta:object-count="0" meta:page-count="3" meta:paragraph-count="26" meta:word-count="772" meta:character-count="4587" meta:non-whitespace-character-count="3840"/>
    <meta:generator>LibreOffice/7.3.5.2$Windows_X86_64 LibreOffice_project/184fe81b8c8c30d8b5082578aee2fed2ea847c01</meta:generator>
  </office:meta>
</office:document-meta>
</file>